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64.46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156.76pt"/>
    </style:style>
    <style:style style:name="co7" style:family="table-column">
      <style:table-column-properties fo:break-before="auto" style:column-width="113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ympan_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nsigned by Solu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Hirose_DF13A_2P_1.2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A-2P-1.25H(21)</text:p>
          </table:table-cell>
          <table:table-cell/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string" calcext:value-type="string">
            <text:p>C1,C3,C5,C7,C10,C12,C13,C14,C16,C18,C28,C29,C42</text:p>
          </table:table-cell>
          <table:table-cell office:value-type="string" calcext:value-type="string">
            <text:p>C_0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005X7R1H104K050BB</text:p>
          </table:table-cell>
          <table:table-cell/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string" calcext:value-type="string">
            <text:p>C2,C8,C17,C19,C23,C24,C25,C26,C27,C32,C33,C37,C39</text:p>
          </table:table-cell>
          <table:table-cell office:value-type="string" calcext:value-type="string">
            <text:p>C_0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005X6S1C225K050BC</text:p>
          </table:table-cell>
          <table:table-cell/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string" calcext:value-type="string">
            <text:p>C30,C31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005X7R1H103M050BE</text:p>
          </table:table-cell>
          <table:table-cell/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string" calcext:value-type="string">
            <text:p>C38,C3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005X5R1A475K050BC</text:p>
          </table:table-cell>
          <table:table-cell/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string" calcext:value-type="string">
            <text:p>C4,C6,C11,C15</text:p>
          </table:table-cell>
          <table:table-cell office:value-type="string" calcext:value-type="string">
            <text:p>C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6MP5NUNC</text:p>
          </table:table-cell>
          <table:table-cell/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Wurth</text:p>
          </table:table-cell>
          <table:table-cell office:value-type="float" office:value="885012005008" calcext:value-type="float">
            <text:p>885012005008</text:p>
          </table:table-cell>
          <table:table-cell/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Wurth</text:p>
          </table:table-cell>
          <table:table-cell office:value-type="float" office:value="885012205014" calcext:value-type="float">
            <text:p>885012205014</text:p>
          </table:table-cell>
          <table:table-cell/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string" calcext:value-type="string">
            <text:p>C9,C20,C21,C22,C34,C36</text:p>
          </table:table-cell>
          <table:table-cell office:value-type="string" calcext:value-type="string">
            <text:p>C_0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005X5R1C105K050BC</text:p>
          </table:table-cell>
          <table:table-cell/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MOLEX_47571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PIN_microSD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MOLEX_47571-0001</text:p>
          </table:table-cell>
          <table:table-cell/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50EKT</text:p>
          </table:table-cell>
          <table:table-cell/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_1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Ambe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50AKT</text:p>
          </table:table-cell>
          <table:table-cell/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ACDBA340-H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ttkey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ACDBA340-HF</text:p>
          </table:table-cell>
          <table:table-cell/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LMVB-FKA-CFHEHLCBB7a363</text:p>
          </table:table-cell>
          <table:table-cell/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Bell Fuse</text:p>
          </table:table-cell>
          <table:table-cell office:value-type="string" calcext:value-type="string">
            <text:p>C1Q 1</text:p>
          </table:table-cell>
          <table:table-cell/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BGA-144-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K66FX1M0VMD18</text:p>
          </table:table-cell>
          <table:table-cell/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QFN-16-1EP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L02Z32VFG4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IC_MKL02Z32_QFN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BC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27</text:p>
          </table:table-cell>
          <table:table-cell office:value-type="string" calcext:value-type="string">
            <text:p>Sierra Wireless</text:p>
          </table:table-cell>
          <table:table-cell office:value-type="string" calcext:value-type="string">
            <text:p>BC127-1103383</text:p>
          </table:table-cell>
          <table:table-cell table:style-name="ce2"/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J-3523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 Out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SJ-3523-SMT-TR</text:p>
          </table:table-cell>
          <table:table-cell/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J-3524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In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SJ-3524-SMT-TR-PI</text:p>
          </table:table-cell>
          <table:table-cell/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R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MZ1005S601HT000</text:p>
          </table:table-cell>
          <table:table-cell/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102SH1D</text:p>
          </table:table-cell>
          <table:table-cell/>
        </table:table-row>
        <table:table-row table:style-name="ro1">
          <table:table-cell table:formula="of:=([.A23]+1)" office:value-type="float" office:value="23" calcext:value-type="float">
            <text:p>23</text:p>
          </table:table-cell>
          <table:table-cell office:value-type="string" calcext:value-type="string">
            <text:p>MIC2,MIC1</text:p>
          </table:table-cell>
          <table:table-cell office:value-type="string" calcext:value-type="string">
            <text:p>SPH1642HT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H1642HT5H-1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H1642HT5H-1</text:p>
          </table:table-cell>
          <table:table-cell/>
        </table:table-row>
        <table:table-row table:style-name="ro1">
          <table:table-cell table:formula="of:=([.A24]+1)"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3-0001LF</text:p>
          </table:table-cell>
          <table:table-cell/>
        </table:table-row>
        <table:table-row table:style-name="ro1">
          <table:table-cell table:formula="of:=([.A25]+1)" office:value-type="float" office:value="25" calcext:value-type="float">
            <text:p>25</text:p>
          </table:table-cell>
          <table:table-cell office:value-type="string" calcext:value-type="string">
            <text:p>P3,P4,P5,P2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6-01-G-S</text:p>
          </table:table-cell>
          <table:table-cell/>
        </table:table-row>
        <table:table-row table:style-name="ro1">
          <table:table-cell table:formula="of:=([.A26]+1)" office:value-type="float" office:value="26" calcext:value-type="float">
            <text:p>2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C-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BT4403WT1G</text:p>
          </table:table-cell>
          <table:table-cell/>
        </table:table-row>
        <table:table-row table:style-name="ro1">
          <table:table-cell table:formula="of:=([.A27]+1)" office:value-type="float" office:value="27" calcext:value-type="float">
            <text:p>27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0000Z0EA</text:p>
          </table:table-cell>
          <table:table-cell/>
        </table:table-row>
        <table:table-row table:style-name="ro1">
          <table:table-cell table:formula="of:=([.A28]+1)" office:value-type="float" office:value="28" calcext:value-type="float">
            <text:p>28</text:p>
          </table:table-cell>
          <table:table-cell office:value-type="string" calcext:value-type="string">
            <text:p>R14,R1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DNP</text:p>
          </table:table-cell>
          <table:table-cell/>
        </table:table-row>
        <table:table-row table:style-name="ro1">
          <table:table-cell table:formula="of:=([.A29]+1)" office:value-type="float" office:value="29" calcext:value-type="float">
            <text:p>29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K2L</text:p>
          </table:table-cell>
          <table:table-cell/>
        </table:table-row>
        <table:table-row table:style-name="ro1">
          <table:table-cell table:formula="of:=([.A30]+1)" office:value-type="float" office:value="30" calcext:value-type="float">
            <text:p>30</text:p>
          </table:table-cell>
          <table:table-cell office:value-type="string" calcext:value-type="string">
            <text:p>R18,R21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20RFKED</text:p>
          </table:table-cell>
          <table:table-cell/>
        </table:table-row>
        <table:table-row table:style-name="ro1">
          <table:table-cell table:formula="of:=([.A31]+1)" office:value-type="float" office:value="31" calcext:value-type="float">
            <text:p>31</text:p>
          </table:table-cell>
          <table:table-cell office:value-type="string" calcext:value-type="string">
            <text:p>R19,R20,R32,R33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K00FKED</text:p>
          </table:table-cell>
          <table:table-cell/>
        </table:table-row>
        <table:table-row table:style-name="ro1">
          <table:table-cell table:formula="of:=([.A32]+1)" office:value-type="float" office:value="32" calcext:value-type="float">
            <text:p>32</text:p>
          </table:table-cell>
          <table:table-cell office:value-type="string" calcext:value-type="string">
            <text:p>R2,R3,R4,R5,R6,R7,R9,R10</text:p>
          </table:table-cell>
          <table:table-cell office:value-type="string" calcext:value-type="string">
            <text:p>R_0201_NoS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201FR-0733RL</text:p>
          </table:table-cell>
          <table:table-cell/>
        </table:table-row>
        <table:table-row table:style-name="ro1">
          <table:table-cell table:formula="of:=([.A33]+1)" office:value-type="float" office:value="33" calcext:value-type="float">
            <text:p>3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20 (Revers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WK73S2HTTE2R00F</text:p>
          </table:table-cell>
          <table:table-cell/>
        </table:table-row>
        <table:table-row table:style-name="ro1">
          <table:table-cell table:formula="of:=([.A34]+1)" office:value-type="float" office:value="34" calcext:value-type="float">
            <text:p>3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0KFKED</text:p>
          </table:table-cell>
          <table:table-cell/>
        </table:table-row>
        <table:table-row table:style-name="ro1">
          <table:table-cell table:formula="of:=([.A35]+1)" office:value-type="float" office:value="35" calcext:value-type="float">
            <text:p>35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CWE0603R220FKEA</text:p>
          </table:table-cell>
          <table:table-cell/>
        </table:table-row>
        <table:table-row table:style-name="ro1">
          <table:table-cell table:formula="of:=([.A36]+1)" office:value-type="float" office:value="36" calcext:value-type="float">
            <text:p>3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70RL</text:p>
          </table:table-cell>
          <table:table-cell/>
        </table:table-row>
        <table:table-row table:style-name="ro1">
          <table:table-cell table:formula="of:=([.A37]+1)" office:value-type="float" office:value="37" calcext:value-type="float">
            <text:p>37</text:p>
          </table:table-cell>
          <table:table-cell office:value-type="string" calcext:value-type="string">
            <text:p>R26,R27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3RL</text:p>
          </table:table-cell>
          <table:table-cell/>
        </table:table-row>
        <table:table-row table:style-name="ro1">
          <table:table-cell table:formula="of:=([.A38]+1)" office:value-type="float" office:value="38" calcext:value-type="float">
            <text:p>38</text:p>
          </table:table-cell>
          <table:table-cell office:value-type="string" calcext:value-type="string">
            <text:p>R30,R31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table:formula="of:=([.A39]+1)" office:value-type="float" office:value="39" calcext:value-type="float">
            <text:p>39</text:p>
          </table:table-cell>
          <table:table-cell office:value-type="string" calcext:value-type="string">
            <text:p>R34,R35,R36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240RL</text:p>
          </table:table-cell>
          <table:table-cell/>
        </table:table-row>
        <table:table-row table:style-name="ro1">
          <table:table-cell table:formula="of:=([.A40]+1)" office:value-type="float" office:value="40" calcext:value-type="float">
            <text:p>40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352T-1-103L</text:p>
          </table:table-cell>
          <table:table-cell/>
        </table:table-row>
        <table:table-row table:style-name="ro1">
          <table:table-cell table:formula="of:=([.A41]+1)" office:value-type="float" office:value="41" calcext:value-type="float">
            <text:p>4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L-SB-2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 Switch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A-11T</text:p>
          </table:table-cell>
          <table:table-cell/>
        </table:table-row>
        <table:table-row table:style-name="ro1">
          <table:table-cell table:formula="of:=([.A42]+1)" office:value-type="float" office:value="42" calcext:value-type="float">
            <text:p>42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TS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_SWITCH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10 SJK 250 SMTR LFS</text:p>
          </table:table-cell>
          <table:table-cell/>
        </table:table-row>
        <table:table-row table:style-name="ro1">
          <table:table-cell table:formula="of:=([.A43]+1)" office:value-type="float" office:value="43" calcext:value-type="float">
            <text:p>4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 Regulator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LP5907MFX-3.3/NOPB</text:p>
          </table:table-cell>
          <table:table-cell/>
        </table:table-row>
        <table:table-row table:style-name="ro1">
          <table:table-cell table:formula="of:=([.A44]+1)" office:value-type="float" office:value="44" calcext:value-type="float">
            <text:p>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QFN-40-1EP_5x5mm_Pitch0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TLV320AIC3206IRSBT</text:p>
          </table:table-cell>
          <table:table-cell/>
        </table:table-row>
        <table:table-row table:style-name="ro1">
          <table:table-cell table:formula="of:=([.A45]+1)" office:value-type="float" office:value="45" calcext:value-type="float">
            <text:p>4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 Switch IC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TS5A3166DCKR</text:p>
          </table:table-cell>
          <table:table-cell/>
        </table:table-row>
        <table:table-row table:style-name="ro1">
          <table:table-cell table:formula="of:=([.A46]+1)" office:value-type="float" office:value="46" calcext:value-type="float">
            <text:p>4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V8 Regulator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LP5907MFX-1.8/NOPB</text:p>
          </table:table-cell>
          <table:table-cell/>
        </table:table-row>
        <table:table-row table:style-name="ro1">
          <table:table-cell table:formula="of:=([.A47]+1)" office:value-type="float" office:value="47" calcext:value-type="float">
            <text:p>4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FXTAL009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09678Reel</text:p>
          </table:table-cell>
          <table:table-cell/>
        </table:table-row>
        <table:table-row table:style-name="ro1">
          <table:table-cell table:formula="of:=([.A48]+1)" office:value-type="float" office:value="48" calcext:value-type="float">
            <text:p>4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FA_238_16.0000MB_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_238_16.0000MB_K3</text:p>
          </table:table-cell>
          <table:table-cell/>
        </table:table-row>
      </table:table>
      <table:named-expressions/>
      <table:database-ranges>
        <table:database-range table:name="__Anonymous_Sheet_DB__0" table:target-range-address="Tympan_D.A1:Tympan_D.H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3:41:24.174616120</dc:date>
    <meta:editing-duration>PT42M27S</meta:editing-duration>
    <meta:editing-cycles>14</meta:editing-cycles>
    <meta:generator>LibreOffice/5.3.3.2$MacOSX_X86_64 LibreOffice_project/3d9a8b4b4e538a85e0782bd6c2d430bafe583448</meta:generator>
    <meta:document-statistic meta:table-count="1" meta:cell-count="345" meta:object-count="0"/>
  </office:meta>
</office:document-meta>
</file>